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loext:graphic-properties draw:fill-gradient-name="gradient" draw:fill-hatch-name="hatch"/>
      <style:paragraph-properties fo:margin-top="0cm" fo:margin-bottom="0.101cm" style:contextual-spacing="false"/>
      <style:text-properties officeooo:rsid="005d748f" officeooo:paragraph-rsid="0060b270"/>
    </style:style>
    <style:style style:name="P2" style:family="paragraph" style:parent-style-name="Text_20_body">
      <style:text-properties officeooo:rsid="0041a8be" officeooo:paragraph-rsid="0041a8be"/>
    </style:style>
    <style:style style:name="P3" style:family="paragraph" style:parent-style-name="Text_20_body">
      <loext:graphic-properties draw:fill-gradient-name="gradient" draw:fill-hatch-name="hatch"/>
      <style:paragraph-properties fo:margin-top="0cm" fo:margin-bottom="0.101cm" style:contextual-spacing="false"/>
      <style:text-properties officeooo:rsid="0032c05a" officeooo:paragraph-rsid="0092e9ce"/>
    </style:style>
    <style:style style:name="P4" style:family="paragraph" style:parent-style-name="Text_20_body">
      <loext:graphic-properties draw:fill-gradient-name="gradient" draw:fill-hatch-name="hatch"/>
      <style:paragraph-properties fo:margin-top="0cm" fo:margin-bottom="0.101cm" style:contextual-spacing="false"/>
      <style:text-properties officeooo:rsid="0032c05a" officeooo:paragraph-rsid="009aad0d"/>
    </style:style>
    <style:style style:name="P5" style:family="paragraph" style:parent-style-name="Text_20_body">
      <loext:graphic-properties draw:fill-gradient-name="gradient" draw:fill-hatch-name="hatch"/>
      <style:paragraph-properties fo:margin-top="0cm" fo:margin-bottom="0.101cm" style:contextual-spacing="false"/>
      <style:text-properties officeooo:paragraph-rsid="0092e9ce"/>
    </style:style>
    <style:style style:name="P6" style:family="paragraph" style:parent-style-name="Text_20_body">
      <loext:graphic-properties draw:fill-gradient-name="gradient" draw:fill-hatch-name="hatch"/>
      <style:paragraph-properties fo:margin-top="0cm" fo:margin-bottom="0.101cm" style:contextual-spacing="false"/>
      <style:text-properties officeooo:rsid="003aa85b" officeooo:paragraph-rsid="009aad0d"/>
    </style:style>
    <style:style style:name="P7" style:family="paragraph" style:parent-style-name="Heading_20_1">
      <style:text-properties officeooo:rsid="0041a8be" officeooo:paragraph-rsid="0041a8be"/>
    </style:style>
    <style:style style:name="P8" style:family="paragraph" style:parent-style-name="Heading_20_1">
      <loext:graphic-properties draw:fill-gradient-name="gradient" draw:fill-hatch-name="hatch"/>
      <style:paragraph-properties fo:margin-top="0cm" fo:margin-bottom="0.101cm" style:contextual-spacing="false"/>
      <style:text-properties fo:font-size="16pt" officeooo:paragraph-rsid="00114a11" style:font-size-asian="16pt" style:font-size-complex="16pt"/>
    </style:style>
    <style:style style:name="P9" style:family="paragraph" style:parent-style-name="Heading_20_2">
      <style:text-properties officeooo:rsid="0092096e"/>
    </style:style>
    <style:style style:name="P10" style:family="paragraph" style:parent-style-name="Heading_20_2">
      <loext:graphic-properties draw:fill-gradient-name="gradient" draw:fill-hatch-name="hatch"/>
      <style:paragraph-properties fo:margin-top="0cm" fo:margin-bottom="0.101cm" style:contextual-spacing="false"/>
      <style:text-properties officeooo:rsid="00966435" officeooo:paragraph-rsid="00966435"/>
    </style:style>
    <style:style style:name="P11" style:family="paragraph" style:parent-style-name="Heading_20_2">
      <loext:graphic-properties draw:fill-gradient-name="gradient" draw:fill-hatch-name="hatch"/>
      <style:paragraph-properties fo:margin-top="0cm" fo:margin-bottom="0.101cm" style:contextual-spacing="false"/>
      <style:text-properties officeooo:rsid="0032c05a" officeooo:paragraph-rsid="0092e9ce"/>
    </style:style>
    <style:style style:name="P12" style:family="paragraph" style:parent-style-name="Heading_20_2">
      <loext:graphic-properties draw:fill-gradient-name="gradient" draw:fill-hatch-name="hatch"/>
      <style:paragraph-properties fo:margin-top="0cm" fo:margin-bottom="0.101cm" style:contextual-spacing="false"/>
      <style:text-properties officeooo:rsid="00142d7e" officeooo:paragraph-rsid="009aad0d"/>
    </style:style>
    <style:style style:name="P13" style:family="paragraph" style:parent-style-name="Heading_20_2">
      <style:text-properties officeooo:rsid="008fc86b" officeooo:paragraph-rsid="008fc86b"/>
    </style:style>
    <style:style style:name="P14" style:family="paragraph" style:parent-style-name="Text_20_body" style:list-style-name="L1">
      <loext:graphic-properties draw:fill-gradient-name="gradient" draw:fill-hatch-name="hatch"/>
      <style:paragraph-properties fo:margin-top="0cm" fo:margin-bottom="0.101cm" style:contextual-spacing="false"/>
      <style:text-properties officeooo:paragraph-rsid="000ca4ac"/>
    </style:style>
    <style:style style:name="P15" style:family="paragraph" style:parent-style-name="Text_20_body" style:list-style-name="L2">
      <loext:graphic-properties draw:fill-gradient-name="gradient" draw:fill-hatch-name="hatch"/>
      <style:paragraph-properties fo:margin-top="0cm" fo:margin-bottom="0.101cm" style:contextual-spacing="false"/>
      <style:text-properties officeooo:paragraph-rsid="000ca4ac"/>
    </style:style>
    <style:style style:name="P16" style:family="paragraph" style:parent-style-name="Text_20_body" style:list-style-name="L2">
      <loext:graphic-properties draw:fill-gradient-name="gradient" draw:fill-hatch-name="hatch"/>
      <style:paragraph-properties fo:margin-top="0cm" fo:margin-bottom="0.101cm" style:contextual-spacing="false"/>
      <style:text-properties officeooo:rsid="006d1be7" officeooo:paragraph-rsid="006d1be7"/>
    </style:style>
    <style:style style:name="P17" style:family="paragraph" style:parent-style-name="Text_20_body" style:list-style-name="L2">
      <loext:graphic-properties draw:fill-gradient-name="gradient" draw:fill-hatch-name="hatch"/>
      <style:paragraph-properties fo:margin-top="0cm" fo:margin-bottom="0.101cm" style:contextual-spacing="false"/>
      <style:text-properties officeooo:rsid="006d1be7" officeooo:paragraph-rsid="006fed23"/>
    </style:style>
    <style:style style:name="P18" style:family="paragraph" style:parent-style-name="Text_20_body" style:list-style-name="L2">
      <loext:graphic-properties draw:fill-gradient-name="gradient" draw:fill-hatch-name="hatch"/>
      <style:paragraph-properties fo:margin-top="0cm" fo:margin-bottom="0.101cm" style:contextual-spacing="false"/>
      <style:text-properties officeooo:rsid="006d1be7" officeooo:paragraph-rsid="007aca58"/>
    </style:style>
    <style:style style:name="P19" style:family="paragraph" style:parent-style-name="Text_20_body" style:list-style-name="L2">
      <loext:graphic-properties draw:fill-gradient-name="gradient" draw:fill-hatch-name="hatch"/>
      <style:paragraph-properties fo:margin-top="0cm" fo:margin-bottom="0.101cm" style:contextual-spacing="false"/>
      <style:text-properties officeooo:rsid="006d1be7" officeooo:paragraph-rsid="006fbd9c"/>
    </style:style>
    <style:style style:name="P20" style:family="paragraph" style:parent-style-name="Text_20_body" style:list-style-name="L2">
      <loext:graphic-properties draw:fill-gradient-name="gradient" draw:fill-hatch-name="hatch"/>
      <style:paragraph-properties fo:margin-top="0cm" fo:margin-bottom="0.101cm" style:contextual-spacing="false"/>
      <style:text-properties officeooo:rsid="001cb388" officeooo:paragraph-rsid="000ca4ac"/>
    </style:style>
    <style:style style:name="P21" style:family="paragraph" style:parent-style-name="Text_20_body" style:list-style-name="L2">
      <loext:graphic-properties draw:fill-gradient-name="gradient" draw:fill-hatch-name="hatch"/>
      <style:paragraph-properties fo:margin-top="0cm" fo:margin-bottom="0.101cm" style:contextual-spacing="false"/>
      <style:text-properties officeooo:rsid="003c96eb" officeooo:paragraph-rsid="000ca4ac"/>
    </style:style>
    <style:style style:name="P22" style:family="paragraph" style:parent-style-name="Text_20_body" style:list-style-name="L2">
      <loext:graphic-properties draw:fill-gradient-name="gradient" draw:fill-hatch-name="hatch"/>
      <style:paragraph-properties fo:margin-top="0cm" fo:margin-bottom="0.101cm" style:contextual-spacing="false"/>
      <style:text-properties officeooo:rsid="00764cec" officeooo:paragraph-rsid="00764cec"/>
    </style:style>
    <style:style style:name="P23" style:family="paragraph" style:parent-style-name="Text_20_body" style:list-style-name="L2">
      <loext:graphic-properties draw:fill-gradient-name="gradient" draw:fill-hatch-name="hatch"/>
      <style:paragraph-properties fo:margin-top="0cm" fo:margin-bottom="0.101cm" style:contextual-spacing="false"/>
      <style:text-properties officeooo:rsid="003d0f73" officeooo:paragraph-rsid="000ca4ac"/>
    </style:style>
    <style:style style:name="P24" style:family="paragraph" style:parent-style-name="Text_20_body" style:list-style-name="L2">
      <loext:graphic-properties draw:fill-gradient-name="gradient" draw:fill-hatch-name="hatch"/>
      <style:paragraph-properties fo:margin-top="0cm" fo:margin-bottom="0.101cm" style:contextual-spacing="false"/>
      <style:text-properties officeooo:rsid="003de048" officeooo:paragraph-rsid="000ca4ac"/>
    </style:style>
    <style:style style:name="P25" style:family="paragraph" style:parent-style-name="Text_20_body" style:list-style-name="L2">
      <loext:graphic-properties draw:fill-gradient-name="gradient" draw:fill-hatch-name="hatch"/>
      <style:paragraph-properties fo:margin-top="0cm" fo:margin-bottom="0.101cm" style:contextual-spacing="false"/>
      <style:text-properties officeooo:rsid="003e9f04" officeooo:paragraph-rsid="000ca4ac"/>
    </style:style>
    <style:style style:name="P26" style:family="paragraph" style:parent-style-name="Text_20_body" style:list-style-name="L2">
      <loext:graphic-properties draw:fill-gradient-name="gradient" draw:fill-hatch-name="hatch"/>
      <style:paragraph-properties fo:margin-top="0cm" fo:margin-bottom="0.101cm" style:contextual-spacing="false"/>
      <style:text-properties officeooo:rsid="006fbd9c" officeooo:paragraph-rsid="006fbd9c"/>
    </style:style>
    <style:style style:name="P27" style:family="paragraph" style:parent-style-name="Text_20_body" style:list-style-name="L2">
      <loext:graphic-properties draw:fill-gradient-name="gradient" draw:fill-hatch-name="hatch"/>
      <style:paragraph-properties fo:margin-top="0cm" fo:margin-bottom="0.101cm" style:contextual-spacing="false"/>
      <style:text-properties officeooo:rsid="006fbd9c" officeooo:paragraph-rsid="007aca58"/>
    </style:style>
    <style:style style:name="P28" style:family="paragraph" style:parent-style-name="Text_20_body" style:list-style-name="L2">
      <loext:graphic-properties draw:fill-gradient-name="gradient" draw:fill-hatch-name="hatch"/>
      <style:paragraph-properties fo:margin-top="0cm" fo:margin-bottom="0.101cm" style:contextual-spacing="false"/>
      <style:text-properties officeooo:rsid="008bca02" officeooo:paragraph-rsid="008bca02"/>
    </style:style>
    <style:style style:name="P29" style:family="paragraph" style:parent-style-name="Text_20_body" style:list-style-name="L2">
      <loext:graphic-properties draw:fill-gradient-name="gradient" draw:fill-hatch-name="hatch"/>
      <style:paragraph-properties fo:margin-top="0cm" fo:margin-bottom="0.101cm" style:contextual-spacing="false"/>
      <style:text-properties officeooo:rsid="007aca58" officeooo:paragraph-rsid="007aca58"/>
    </style:style>
    <style:style style:name="P30" style:family="paragraph" style:parent-style-name="Text_20_body" style:list-style-name="L2">
      <loext:graphic-properties draw:fill-gradient-name="gradient" draw:fill-hatch-name="hatch"/>
      <style:paragraph-properties fo:margin-top="0cm" fo:margin-bottom="0.101cm" style:contextual-spacing="false"/>
      <style:text-properties officeooo:rsid="009e15f8" officeooo:paragraph-rsid="00a20bc6"/>
    </style:style>
    <style:style style:name="P31" style:family="paragraph" style:parent-style-name="Text_20_body" style:list-style-name="L2">
      <loext:graphic-properties draw:fill-gradient-name="gradient" draw:fill-hatch-name="hatch"/>
      <style:paragraph-properties fo:margin-top="0cm" fo:margin-bottom="0.101cm" style:contextual-spacing="false"/>
      <style:text-properties officeooo:rsid="00a4b12a" officeooo:paragraph-rsid="00a4b12a"/>
    </style:style>
    <style:style style:name="P32" style:family="paragraph" style:parent-style-name="Text_20_body" style:list-style-name="L2">
      <loext:graphic-properties draw:fill-gradient-name="gradient" draw:fill-hatch-name="hatch"/>
      <style:paragraph-properties fo:margin-top="0cm" fo:margin-bottom="0.101cm" style:contextual-spacing="false"/>
      <style:text-properties officeooo:rsid="00a20bc6" officeooo:paragraph-rsid="00abdbb0"/>
    </style:style>
    <style:style style:name="P33" style:family="paragraph" style:parent-style-name="Text_20_body" style:list-style-name="L2">
      <loext:graphic-properties draw:fill-gradient-name="gradient" draw:fill-hatch-name="hatch"/>
      <style:paragraph-properties fo:margin-top="0cm" fo:margin-bottom="0.101cm" style:contextual-spacing="false"/>
      <style:text-properties officeooo:rsid="00a20bc6" officeooo:paragraph-rsid="00a20bc6"/>
    </style:style>
    <style:style style:name="P34" style:family="paragraph" style:parent-style-name="Text_20_body" style:list-style-name="L2">
      <loext:graphic-properties draw:fill-gradient-name="gradient" draw:fill-hatch-name="hatch"/>
      <style:paragraph-properties fo:margin-top="0cm" fo:margin-bottom="0.101cm" style:contextual-spacing="false"/>
      <style:text-properties officeooo:rsid="00adb93e" officeooo:paragraph-rsid="00adb93e"/>
    </style:style>
    <style:style style:name="P35" style:family="paragraph" style:parent-style-name="Text_20_body" style:list-style-name="L2">
      <loext:graphic-properties draw:fill-gradient-name="gradient" draw:fill-hatch-name="hatch"/>
      <style:paragraph-properties fo:margin-top="0cm" fo:margin-bottom="0.101cm" style:contextual-spacing="false"/>
      <style:text-properties officeooo:rsid="002e58a8" officeooo:paragraph-rsid="0077023d"/>
    </style:style>
    <style:style style:name="P36" style:family="paragraph" style:parent-style-name="Text_20_body" style:list-style-name="L2">
      <loext:graphic-properties draw:fill-gradient-name="gradient" draw:fill-hatch-name="hatch"/>
      <style:paragraph-properties fo:margin-top="0cm" fo:margin-bottom="0.101cm" style:contextual-spacing="false"/>
      <style:text-properties officeooo:rsid="002e58a8" officeooo:paragraph-rsid="00778327"/>
    </style:style>
    <style:style style:name="P37" style:family="paragraph" style:parent-style-name="Text_20_body" style:list-style-name="L2">
      <loext:graphic-properties draw:fill-gradient-name="gradient" draw:fill-hatch-name="hatch"/>
      <style:paragraph-properties fo:margin-top="0cm" fo:margin-bottom="0.101cm" style:contextual-spacing="false"/>
      <style:text-properties officeooo:rsid="00778327" officeooo:paragraph-rsid="00778327"/>
    </style:style>
    <style:style style:name="P38" style:family="paragraph" style:parent-style-name="Text_20_body" style:list-style-name="L2">
      <loext:graphic-properties draw:fill-gradient-name="gradient" draw:fill-hatch-name="hatch"/>
      <style:paragraph-properties fo:margin-top="0cm" fo:margin-bottom="0.101cm" style:contextual-spacing="false"/>
      <style:text-properties officeooo:rsid="0016ddf3" officeooo:paragraph-rsid="00566e2f"/>
    </style:style>
    <style:style style:name="P39" style:family="paragraph" style:parent-style-name="Text_20_body" style:list-style-name="L2">
      <loext:graphic-properties draw:fill-gradient-name="gradient" draw:fill-hatch-name="hatch"/>
      <style:paragraph-properties fo:margin-top="0cm" fo:margin-bottom="0.101cm" style:contextual-spacing="false"/>
      <style:text-properties officeooo:rsid="0016ddf3" officeooo:paragraph-rsid="000ca4ac"/>
    </style:style>
    <style:style style:name="P40" style:family="paragraph" style:parent-style-name="Text_20_body" style:list-style-name="L2">
      <loext:graphic-properties draw:fill-gradient-name="gradient" draw:fill-hatch-name="hatch"/>
      <style:paragraph-properties fo:margin-top="0cm" fo:margin-bottom="0.101cm" style:contextual-spacing="false"/>
      <style:text-properties officeooo:rsid="0016ddf3" officeooo:paragraph-rsid="00778327"/>
    </style:style>
    <style:style style:name="P41" style:family="paragraph" style:parent-style-name="Text_20_body" style:list-style-name="L2">
      <loext:graphic-properties draw:fill-gradient-name="gradient" draw:fill-hatch-name="hatch"/>
      <style:paragraph-properties fo:margin-top="0cm" fo:margin-bottom="0.101cm" style:contextual-spacing="false"/>
      <style:text-properties officeooo:rsid="0012e222" officeooo:paragraph-rsid="000ca4ac"/>
    </style:style>
    <style:style style:name="P42" style:family="paragraph" style:parent-style-name="Text_20_body" style:list-style-name="L2">
      <loext:graphic-properties draw:fill-gradient-name="gradient" draw:fill-hatch-name="hatch"/>
      <style:paragraph-properties fo:margin-top="0cm" fo:margin-bottom="0.101cm" style:contextual-spacing="false"/>
      <style:text-properties officeooo:rsid="0043e07d" officeooo:paragraph-rsid="000ca4ac"/>
    </style:style>
    <style:style style:name="P43" style:family="paragraph" style:parent-style-name="Text_20_body" style:list-style-name="Numbering_20_123">
      <loext:graphic-properties draw:fill-gradient-name="gradient" draw:fill-hatch-name="hatch"/>
      <style:paragraph-properties fo:margin-top="0cm" fo:margin-bottom="0.101cm" style:contextual-spacing="false"/>
      <style:text-properties officeooo:paragraph-rsid="00791e88"/>
    </style:style>
    <style:style style:name="P44" style:family="paragraph" style:parent-style-name="Text_20_body" style:list-style-name="Numbering_20_123">
      <loext:graphic-properties draw:fill-gradient-name="gradient" draw:fill-hatch-name="hatch"/>
      <style:paragraph-properties fo:margin-top="0cm" fo:margin-bottom="0.101cm" style:contextual-spacing="false"/>
      <style:text-properties officeooo:rsid="0056e5ed" officeooo:paragraph-rsid="0056e5ed"/>
    </style:style>
    <style:style style:name="P45" style:family="paragraph" style:parent-style-name="Text_20_body" style:list-style-name="Numbering_20_123">
      <loext:graphic-properties draw:fill-gradient-name="gradient" draw:fill-hatch-name="hatch"/>
      <style:paragraph-properties fo:margin-top="0cm" fo:margin-bottom="0.101cm" style:contextual-spacing="false"/>
      <style:text-properties officeooo:rsid="0056e5ed" officeooo:paragraph-rsid="00793756"/>
    </style:style>
    <style:style style:name="P46" style:family="paragraph" style:parent-style-name="Text_20_body" style:list-style-name="Numbering_20_123">
      <loext:graphic-properties draw:fill-gradient-name="gradient" draw:fill-hatch-name="hatch"/>
      <style:paragraph-properties fo:margin-top="0cm" fo:margin-bottom="0.101cm" style:contextual-spacing="false"/>
      <style:text-properties officeooo:rsid="005a47ef" officeooo:paragraph-rsid="00832086"/>
    </style:style>
    <style:style style:name="P47" style:family="paragraph" style:parent-style-name="Text_20_body" style:list-style-name="Numbering_20_123">
      <loext:graphic-properties draw:fill-gradient-name="gradient" draw:fill-hatch-name="hatch"/>
      <style:paragraph-properties fo:margin-top="0cm" fo:margin-bottom="0.101cm" style:contextual-spacing="false"/>
      <style:text-properties officeooo:rsid="005d748f" officeooo:paragraph-rsid="005d748f"/>
    </style:style>
    <style:style style:name="P48" style:family="paragraph" style:parent-style-name="Text_20_body" style:list-style-name="Numbering_20_123">
      <loext:graphic-properties draw:fill-gradient-name="gradient" draw:fill-hatch-name="hatch"/>
      <style:paragraph-properties fo:margin-top="0cm" fo:margin-bottom="0.101cm" style:contextual-spacing="false"/>
      <style:text-properties officeooo:rsid="005d748f" officeooo:paragraph-rsid="0060b270"/>
    </style:style>
    <style:style style:name="P49" style:family="paragraph" style:parent-style-name="Text_20_body" style:list-style-name="Numbering_20_123">
      <loext:graphic-properties draw:fill-gradient-name="gradient" draw:fill-hatch-name="hatch"/>
      <style:paragraph-properties fo:margin-top="0cm" fo:margin-bottom="0.101cm" style:contextual-spacing="false"/>
      <style:text-properties officeooo:rsid="00832086" officeooo:paragraph-rsid="00832086"/>
    </style:style>
    <style:style style:name="P50" style:family="paragraph" style:parent-style-name="Text_20_body" style:list-style-name="Numbering_20_123">
      <loext:graphic-properties draw:fill-gradient-name="gradient" draw:fill-hatch-name="hatch"/>
      <style:paragraph-properties fo:margin-top="0cm" fo:margin-bottom="0.101cm" style:contextual-spacing="false"/>
      <style:text-properties officeooo:rsid="00621a77" officeooo:paragraph-rsid="00621a77"/>
    </style:style>
    <style:style style:name="P51" style:family="paragraph" style:parent-style-name="Text_20_body" style:list-style-name="Numbering_20_123">
      <loext:graphic-properties draw:fill-gradient-name="gradient" draw:fill-hatch-name="hatch"/>
      <style:paragraph-properties fo:margin-top="0cm" fo:margin-bottom="0.101cm" style:contextual-spacing="false"/>
      <style:text-properties officeooo:rsid="00621a77" officeooo:paragraph-rsid="00791e88"/>
    </style:style>
    <style:style style:name="P52" style:family="paragraph" style:parent-style-name="Text_20_body" style:list-style-name="Numbering_20_123">
      <loext:graphic-properties draw:fill-gradient-name="gradient" draw:fill-hatch-name="hatch"/>
      <style:paragraph-properties fo:margin-top="0cm" fo:margin-bottom="0.101cm" style:contextual-spacing="false"/>
      <style:text-properties officeooo:rsid="00621a77" officeooo:paragraph-rsid="0084a249"/>
    </style:style>
    <style:style style:name="P53" style:family="paragraph" style:parent-style-name="Text_20_body" style:list-style-name="L2">
      <loext:graphic-properties draw:fill-gradient-name="gradient" draw:fill-hatch-name="hatch"/>
      <style:paragraph-properties fo:margin-top="0cm" fo:margin-bottom="0.101cm" style:contextual-spacing="false"/>
      <style:text-properties officeooo:rsid="00ae3bea" officeooo:paragraph-rsid="00ae3bea"/>
    </style:style>
    <style:style style:name="P54" style:family="paragraph" style:parent-style-name="Text_20_body" style:list-style-name="L2">
      <loext:graphic-properties draw:fill-gradient-name="gradient" draw:fill-hatch-name="hatch"/>
      <style:paragraph-properties fo:margin-top="0cm" fo:margin-bottom="0.101cm" style:contextual-spacing="false"/>
      <style:text-properties officeooo:rsid="00ae3bea" officeooo:paragraph-rsid="00c136d0"/>
    </style:style>
    <style:style style:name="P55" style:family="paragraph" style:parent-style-name="Text_20_body" style:list-style-name="L2">
      <loext:graphic-properties draw:fill-gradient-name="gradient" draw:fill-hatch-name="hatch"/>
      <style:paragraph-properties fo:margin-top="0cm" fo:margin-bottom="0.101cm" style:contextual-spacing="false"/>
      <style:text-properties officeooo:rsid="00ae3bea" officeooo:paragraph-rsid="00d3a131"/>
    </style:style>
    <style:style style:name="P56" style:family="paragraph" style:parent-style-name="Text_20_body" style:list-style-name="L2">
      <loext:graphic-properties draw:fill-gradient-name="gradient" draw:fill-hatch-name="hatch"/>
      <style:paragraph-properties fo:margin-top="0cm" fo:margin-bottom="0.101cm" style:contextual-spacing="false"/>
      <style:text-properties officeooo:rsid="00ae3bea" officeooo:paragraph-rsid="00d46c01"/>
    </style:style>
    <style:style style:name="P57" style:family="paragraph" style:parent-style-name="Text_20_body">
      <loext:graphic-properties draw:fill-gradient-name="gradient" draw:fill-hatch-name="hatch"/>
      <style:paragraph-properties fo:margin-top="0cm" fo:margin-bottom="0.101cm" style:contextual-spacing="false"/>
      <style:text-properties officeooo:paragraph-rsid="00b56c00"/>
    </style:style>
    <style:style style:name="P58" style:family="paragraph" style:parent-style-name="Text_20_body">
      <loext:graphic-properties draw:fill-gradient-name="gradient" draw:fill-hatch-name="hatch"/>
      <style:paragraph-properties fo:margin-top="0cm" fo:margin-bottom="0.101cm" style:contextual-spacing="false"/>
      <style:text-properties officeooo:paragraph-rsid="00ba181d"/>
    </style:style>
    <style:style style:name="P59" style:family="paragraph" style:parent-style-name="Text_20_body">
      <loext:graphic-properties draw:fill-gradient-name="gradient" draw:fill-hatch-name="hatch"/>
      <style:paragraph-properties fo:margin-top="0cm" fo:margin-bottom="0.101cm" style:contextual-spacing="false"/>
      <style:text-properties officeooo:paragraph-rsid="00c831e3"/>
    </style:style>
    <style:style style:name="P60" style:family="paragraph" style:parent-style-name="Text_20_body">
      <loext:graphic-properties draw:fill-gradient-name="gradient" draw:fill-hatch-name="hatch"/>
      <style:paragraph-properties fo:margin-top="0cm" fo:margin-bottom="0.101cm" style:contextual-spacing="false"/>
      <style:text-properties officeooo:rsid="00ceffbb" officeooo:paragraph-rsid="00ceffbb"/>
    </style:style>
    <style:style style:name="P61" style:family="paragraph" style:parent-style-name="Text_20_body">
      <loext:graphic-properties draw:fill-gradient-name="gradient" draw:fill-hatch-name="hatch"/>
      <style:paragraph-properties fo:margin-top="0cm" fo:margin-bottom="0.101cm" style:contextual-spacing="false"/>
      <style:text-properties officeooo:paragraph-rsid="00cf56ce"/>
    </style:style>
    <style:style style:name="P62" style:family="paragraph" style:parent-style-name="Text_20_body" style:list-style-name="L2">
      <loext:graphic-properties draw:fill-gradient-name="gradient" draw:fill-hatch-name="hatch"/>
      <style:paragraph-properties fo:margin-top="0cm" fo:margin-bottom="0.101cm" style:contextual-spacing="false"/>
      <style:text-properties officeooo:rsid="00d46c01" officeooo:paragraph-rsid="00d46c01"/>
    </style:style>
    <style:style style:name="T1" style:family="text">
      <style:text-properties officeooo:rsid="0042b13f"/>
    </style:style>
    <style:style style:name="T2" style:family="text">
      <style:text-properties officeooo:rsid="004b4048"/>
    </style:style>
    <style:style style:name="T3" style:family="text">
      <style:text-properties officeooo:rsid="003d0f73"/>
    </style:style>
    <style:style style:name="T4" style:family="text">
      <style:text-properties officeooo:rsid="000cf456"/>
    </style:style>
    <style:style style:name="T5" style:family="text">
      <style:text-properties officeooo:rsid="0012e222"/>
    </style:style>
    <style:style style:name="T6" style:family="text">
      <style:text-properties officeooo:rsid="003ed16c"/>
    </style:style>
    <style:style style:name="T7" style:family="text">
      <style:text-properties officeooo:rsid="00407ea2"/>
    </style:style>
    <style:style style:name="T8" style:family="text">
      <style:text-properties officeooo:rsid="0043e07d"/>
    </style:style>
    <style:style style:name="T9" style:family="text">
      <style:text-properties officeooo:rsid="000ce072"/>
    </style:style>
    <style:style style:name="T10" style:family="text">
      <style:text-properties officeooo:rsid="0041b919"/>
    </style:style>
    <style:style style:name="T11" style:family="text">
      <style:text-properties officeooo:rsid="00452cbe"/>
    </style:style>
    <style:style style:name="T12" style:family="text">
      <style:text-properties officeooo:rsid="0046980a"/>
    </style:style>
    <style:style style:name="T13" style:family="text">
      <style:text-properties officeooo:rsid="004953c4"/>
    </style:style>
    <style:style style:name="T14" style:family="text">
      <style:text-properties officeooo:rsid="00565ade"/>
    </style:style>
    <style:style style:name="T15" style:family="text">
      <style:text-properties officeooo:rsid="00566e2f"/>
    </style:style>
    <style:style style:name="T16" style:family="text">
      <style:text-properties officeooo:rsid="005e1889"/>
    </style:style>
    <style:style style:name="T17" style:family="text">
      <style:text-properties officeooo:rsid="00602c15"/>
    </style:style>
    <style:style style:name="T18" style:family="text">
      <style:text-properties officeooo:rsid="0060b270"/>
    </style:style>
    <style:style style:name="T19" style:family="text">
      <style:text-properties officeooo:rsid="00621a77"/>
    </style:style>
    <style:style style:name="T20" style:family="text">
      <style:text-properties officeooo:rsid="00697558"/>
    </style:style>
    <style:style style:name="T21" style:family="text">
      <style:text-properties officeooo:rsid="0069dab3"/>
    </style:style>
    <style:style style:name="T22" style:family="text">
      <style:text-properties officeooo:rsid="006accbf"/>
    </style:style>
    <style:style style:name="T23" style:family="text">
      <style:text-properties officeooo:rsid="006e87a3"/>
    </style:style>
    <style:style style:name="T24" style:family="text">
      <style:text-properties officeooo:rsid="006fbd9c"/>
    </style:style>
    <style:style style:name="T25" style:family="text">
      <style:text-properties officeooo:rsid="006fed23"/>
    </style:style>
    <style:style style:name="T26" style:family="text">
      <style:text-properties officeooo:rsid="007304d3"/>
    </style:style>
    <style:style style:name="T27" style:family="text">
      <style:text-properties officeooo:rsid="00749e29"/>
    </style:style>
    <style:style style:name="T28" style:family="text">
      <style:text-properties officeooo:rsid="00764cec"/>
    </style:style>
    <style:style style:name="T29" style:family="text">
      <style:text-properties officeooo:rsid="0077023d"/>
    </style:style>
    <style:style style:name="T30" style:family="text">
      <style:text-properties officeooo:rsid="00778327"/>
    </style:style>
    <style:style style:name="T31" style:family="text">
      <style:text-properties officeooo:rsid="002e58a8"/>
    </style:style>
    <style:style style:name="T32" style:family="text">
      <style:text-properties officeooo:rsid="0078dd50"/>
    </style:style>
    <style:style style:name="T33" style:family="text">
      <style:text-properties officeooo:rsid="00791e88"/>
    </style:style>
    <style:style style:name="T34" style:family="text">
      <style:text-properties officeooo:rsid="007ab00f"/>
    </style:style>
    <style:style style:name="T35" style:family="text">
      <style:text-properties officeooo:rsid="007aca58"/>
    </style:style>
    <style:style style:name="T36" style:family="text">
      <style:text-properties officeooo:rsid="007c4c10"/>
    </style:style>
    <style:style style:name="T37" style:family="text">
      <style:text-properties officeooo:rsid="008224d2"/>
    </style:style>
    <style:style style:name="T38" style:family="text">
      <style:text-properties officeooo:rsid="00832086"/>
    </style:style>
    <style:style style:name="T39" style:family="text">
      <style:text-properties officeooo:rsid="008ba8de"/>
    </style:style>
    <style:style style:name="T40" style:family="text">
      <style:text-properties officeooo:rsid="008c7428"/>
    </style:style>
    <style:style style:name="T41" style:family="text">
      <style:text-properties officeooo:rsid="0092096e"/>
    </style:style>
    <style:style style:name="T42" style:family="text">
      <style:text-properties officeooo:rsid="002b0240"/>
    </style:style>
    <style:style style:name="T43" style:family="text">
      <style:text-properties officeooo:rsid="0010e661"/>
    </style:style>
    <style:style style:name="T44" style:family="text">
      <style:text-properties officeooo:rsid="0011a583"/>
    </style:style>
    <style:style style:name="T45" style:family="text">
      <style:text-properties officeooo:rsid="002e4e8f"/>
    </style:style>
    <style:style style:name="T46" style:family="text">
      <style:text-properties officeooo:rsid="0032c05a"/>
    </style:style>
    <style:style style:name="T47" style:family="text">
      <style:text-properties officeooo:rsid="00144838"/>
    </style:style>
    <style:style style:name="T48" style:family="text">
      <style:text-properties officeooo:rsid="001e9e55"/>
    </style:style>
    <style:style style:name="T49" style:family="text">
      <style:text-properties officeooo:rsid="00438e63"/>
    </style:style>
    <style:style style:name="T50" style:family="text">
      <style:text-properties officeooo:rsid="001fa48b"/>
    </style:style>
    <style:style style:name="T51" style:family="text">
      <style:text-properties officeooo:rsid="00142d7e"/>
    </style:style>
    <style:style style:name="T52" style:family="text">
      <style:text-properties officeooo:rsid="0092e9ce"/>
    </style:style>
    <style:style style:name="T53" style:family="text">
      <style:text-properties officeooo:rsid="003baaa0"/>
    </style:style>
    <style:style style:name="T54" style:family="text">
      <style:text-properties officeooo:rsid="003c1b30"/>
    </style:style>
    <style:style style:name="T55" style:family="text">
      <style:text-properties officeooo:rsid="003716ab"/>
    </style:style>
    <style:style style:name="T56" style:family="text">
      <style:text-properties officeooo:rsid="0032e317"/>
    </style:style>
    <style:style style:name="T57" style:family="text">
      <style:text-properties officeooo:rsid="00386c2d"/>
    </style:style>
    <style:style style:name="T58" style:family="text">
      <style:text-properties officeooo:rsid="00966435"/>
    </style:style>
    <style:style style:name="T59" style:family="text">
      <style:text-properties officeooo:rsid="0097e57e"/>
    </style:style>
    <style:style style:name="T60" style:family="text">
      <style:text-properties officeooo:rsid="00997797"/>
    </style:style>
    <style:style style:name="T61" style:family="text">
      <style:text-properties officeooo:rsid="009a89dd"/>
    </style:style>
    <style:style style:name="T62" style:family="text">
      <style:text-properties officeooo:rsid="009aad0d"/>
    </style:style>
    <style:style style:name="T63" style:family="text">
      <style:text-properties officeooo:rsid="003dd1dd"/>
    </style:style>
    <style:style style:name="T64" style:family="text">
      <style:text-properties officeooo:rsid="00439dbd"/>
    </style:style>
    <style:style style:name="T65" style:family="text">
      <style:text-properties officeooo:rsid="009b6589"/>
    </style:style>
    <style:style style:name="T66" style:family="text">
      <style:text-properties officeooo:rsid="009c1dc1"/>
    </style:style>
    <style:style style:name="T67" style:family="text">
      <style:text-properties officeooo:rsid="00a20bc6"/>
    </style:style>
    <style:style style:name="T68" style:family="text">
      <style:text-properties officeooo:rsid="00a3ce93"/>
    </style:style>
    <style:style style:name="T69" style:family="text">
      <style:text-properties officeooo:rsid="00a4b12a"/>
    </style:style>
    <style:style style:name="T70" style:family="text">
      <style:text-properties officeooo:rsid="00a736ed"/>
    </style:style>
    <style:style style:name="T71" style:family="text">
      <style:text-properties officeooo:rsid="00a8e1f9"/>
    </style:style>
    <style:style style:name="T72" style:family="text">
      <style:text-properties officeooo:rsid="00aac98e"/>
    </style:style>
    <style:style style:name="T73" style:family="text">
      <style:text-properties officeooo:rsid="00ad597e"/>
    </style:style>
    <style:style style:name="T74" style:family="text">
      <style:text-properties officeooo:rsid="00adb93e"/>
    </style:style>
    <style:style style:name="T75" style:family="text">
      <style:text-properties officeooo:rsid="00b3f402"/>
    </style:style>
    <style:style style:name="T76" style:family="text">
      <style:text-properties officeooo:rsid="00b42c6c"/>
    </style:style>
    <style:style style:name="T77" style:family="text">
      <style:text-properties officeooo:rsid="00b56c00"/>
    </style:style>
    <style:style style:name="T78" style:family="text">
      <style:text-properties officeooo:rsid="00b8ed58"/>
    </style:style>
    <style:style style:name="T79" style:family="text">
      <style:text-properties officeooo:rsid="00ba181d"/>
    </style:style>
    <style:style style:name="T80" style:family="text">
      <style:text-properties officeooo:rsid="00bd221c"/>
    </style:style>
    <style:style style:name="T81" style:family="text">
      <style:text-properties officeooo:rsid="00bf11a1"/>
    </style:style>
    <style:style style:name="T82" style:family="text">
      <style:text-properties officeooo:rsid="00bfaf2b"/>
    </style:style>
    <style:style style:name="T83" style:family="text">
      <style:text-properties officeooo:rsid="00c466e2"/>
    </style:style>
    <style:style style:name="T84" style:family="text">
      <style:text-properties officeooo:rsid="00c4bcb9"/>
    </style:style>
    <style:style style:name="T85" style:family="text">
      <style:text-properties officeooo:rsid="00c66d7d"/>
    </style:style>
    <style:style style:name="T86" style:family="text">
      <style:text-properties officeooo:rsid="00c8e126"/>
    </style:style>
    <style:style style:name="T87" style:family="text">
      <style:text-properties officeooo:rsid="00c9f563"/>
    </style:style>
    <style:style style:name="T88" style:family="text">
      <style:text-properties officeooo:rsid="00ca0262"/>
    </style:style>
    <style:style style:name="T89" style:family="text">
      <style:text-properties officeooo:rsid="00caa821"/>
    </style:style>
    <style:style style:name="T90" style:family="text">
      <style:text-properties officeooo:rsid="00cca2ce"/>
    </style:style>
    <style:style style:name="T91" style:family="text">
      <style:text-properties officeooo:rsid="00ccf93a"/>
    </style:style>
    <style:style style:name="T92" style:family="text">
      <style:text-properties officeooo:rsid="00ce50e5"/>
    </style:style>
    <style:style style:name="T93" style:family="text">
      <style:text-properties officeooo:rsid="00ceffbb"/>
    </style:style>
    <style:style style:name="T94" style:family="text">
      <style:text-properties officeooo:rsid="00cf56ce"/>
    </style:style>
    <style:style style:name="T95" style:family="text">
      <style:text-properties officeooo:rsid="00d0c245"/>
    </style:style>
    <style:style style:name="T96" style:family="text">
      <style:text-properties officeooo:rsid="00d23d62"/>
    </style:style>
    <style:style style:name="T97" style:family="text">
      <style:text-properties officeooo:rsid="00d35be4"/>
    </style:style>
    <style:style style:name="T98" style:family="text">
      <style:text-properties officeooo:rsid="00d3a131"/>
    </style:style>
    <style:style style:name="T99" style:family="text">
      <style:text-properties officeooo:rsid="00d46c0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librating the Time Drift of a Clock</text:p>
      <text:h text:style-name="P7" text:outline-level="1">Field of Invention</text:h>
      <text:p text:style-name="P2">The present invention relates to the field of geophysical surveys <text:span text:style-name="T37">in a marine environment </text:span><text:span text:style-name="T10">with help of nodes</text:span>. <text:span text:style-name="T10">Specifically, the present invention relates to calibrating the time drift of a clock a</text:span><text:span text:style-name="T37">ttached</text:span><text:span text:style-name="T10"> to such nodes.</text:span></text:p>
      <text:h text:style-name="Heading_20_1" text:outline-level="1">Definitions</text:h>
      <text:h text:style-name="P9" text:outline-level="2">Signal</text:h>
      <text:p text:style-name="P57"><text:span text:style-name="T42">A “SIGNAL” shall henceforth be called a change in at least one property of Earth for a period of time, where </text:span><text:span text:style-name="T75">said change, whether man-made or natural,</text:span><text:span text:style-name="T42"> </text:span><text:span text:style-name="T59">is </text:span><text:span text:style-name="T76">specifically </text:span><text:span text:style-name="T59">used to probe Earth </text:span><text:span text:style-name="T41">with the aim to characterise the geology, petrophysics, rock physics or similar of Earth</text:span><text:span text:style-name="T59">, as a person skilled in the arts of geophysical processing and interpretation does. </text:span><text:span text:style-name="T76">Said </text:span><text:span text:style-name="T78">SIGNAL</text:span><text:span text:style-name="T42"> can be, for example but without limitation,</text:span><text:span text:style-name="T43"> pressure, </text:span><text:span text:style-name="T44">velocity, acceleration, </text:span><text:span text:style-name="T43">gravitational acceleration, </text:span><text:span text:style-name="T44">electric field intensity, magnetic field intensity, and </text:span><text:span text:style-name="T42">any </text:span><text:span text:style-name="T44">similar </text:span><text:span text:style-name="T42">property of Earth</text:span><text:span text:style-name="T44">.</text:span></text:p>
      <text:h text:style-name="P10" text:outline-level="2">Ping</text:h>
      <text:p text:style-name="P58"><text:span text:style-name="T58">A “PING” shall henceforth be called </text:span><text:span text:style-name="T42">a change in at least one property of Earth for a period of time, </text:span><text:span text:style-name="T77">where said change is specifically </text:span><text:span text:style-name="T45">designed to locate, interrogate or, in the invention disclosed herein, communicate a marker of time. </text:span><text:span text:style-name="T79">Typically, s</text:span><text:span text:style-name="T58">uch a PING is a change in pressure, with a change in the velocity and acceleration of water particles associated with </text:span><text:span text:style-name="T78">said</text:span><text:span text:style-name="T58"> change in pressure. </text:span><text:span text:style-name="T79">Such a change in pressure typically occurs </text:span><text:span text:style-name="T78">with a frequency</text:span><text:span text:style-name="T58"> in a low kHz range.</text:span><text:span text:style-name="T45"> </text:span></text:p>
      <text:p text:style-name="P59"><text:span text:style-name="T78">S</text:span><text:span text:style-name="T79">uch a</text:span><text:span text:style-name="T78"> PING is generated by</text:span><text:span text:style-name="T58"> a </text:span><text:span text:style-name="T91">device henceforth called a </text:span><text:span text:style-name="T58">“</text:span><text:span text:style-name="T84">PINGER SENDER”, </text:span><text:span text:style-name="T58">a device well known </text:span><text:span text:style-name="T84">simply as a pinger </text:span><text:span text:style-name="T58">to a person skilled in the arts of locating devices on a seabed. </text:span></text:p>
      <text:p text:style-name="P60">Such a PING is received by a device henceforth called a “PINGER RECEIVER.”</text:p>
      <text:p text:style-name="P60"><text:span text:style-name="T85">A device combining both the functions of PINGER SENDER and PINGER </text:span>RECEIVER<text:span text:style-name="T85"> shall henceforth be called “PINGER”.</text:span></text:p>
      <text:p text:style-name="P61"><text:span text:style-name="T84">For th</text:span><text:span text:style-name="T91">e</text:span><text:span text:style-name="T84"> purpose </text:span><text:span text:style-name="T91">of locating devices on a seabed</text:span><text:span text:style-name="T84">, </text:span><text:span text:style-name="T91">typically, a PINGER is deployed at the surface of a body of water, and</text:span><text:span text:style-name="T84"> a </text:span><text:span text:style-name="T91">device henceforth called a </text:span><text:span text:style-name="T84">“PINGER TRANSPONDER” </text:span><text:span text:style-name="T85">is placed on </text:span><text:span text:style-name="T91">the</text:span><text:span text:style-name="T85"> </text:span><text:span text:style-name="T91">bottom of said body of water</text:span><text:span text:style-name="T85"> in the vicinity of said device to be located. </text:span><text:span text:style-name="T91">Here,</text:span><text:span text:style-name="T84"> </text:span><text:span text:style-name="T91">a PINGER TRANSPONDER </text:span><text:span text:style-name="T93">is a special PINGER. It </text:span><text:span text:style-name="T91">shall be</text:span><text:span text:style-name="T85"> capable of receiving a </text:span><text:span text:style-name="T91">PRIMARY</text:span><text:span text:style-name="T85"> PING, </text:span><text:span text:style-name="T91">which has been</text:span><text:span text:style-name="T85"> </text:span><text:span text:style-name="T91">generated by said PINGER, </text:span><text:span text:style-name="T85">and upon receiving </text:span><text:span text:style-name="T91">said PRIMARY PING</text:span><text:span text:style-name="T85"> emi</text:span><text:span text:style-name="T91">tting</text:span><text:span text:style-name="T85"> itself a </text:span><text:span text:style-name="T91">SECONDARY </text:span><text:span text:style-name="T85">PING. </text:span><text:span text:style-name="T86">Said PINGER TRANSPONDER shall </text:span><text:span text:style-name="T94">typically </text:span><text:span text:style-name="T86">emit said </text:span><text:span text:style-name="T91">SECONDARY </text:span><text:span text:style-name="T86">PING within a short period of time upon receiving said </text:span><text:span text:style-name="T91">PRIMARY </text:span><text:span text:style-name="T86">PING, that is within </text:span><text:span text:style-name="T87">a period of time over which properties of said body of water do not change </text:span><text:span text:style-name="T88">to such an extent that the time </text:span><text:span text:style-name="T92">henceforth called “</text:span><text:span text:style-name="T93">P</text:span><text:span text:style-name="T92">RIMARY PING TRAVEL TIME” </text:span><text:span text:style-name="T88">of a </text:span><text:span text:style-name="T91">PRIMARY </text:span><text:span text:style-name="T88">PING </text:span><text:span text:style-name="T89">travelling </text:span><text:span text:style-name="T88">from a PINGER SENDER to a PINGER TRANSPONDER </text:span><text:span text:style-name="T89">and th</text:span><text:span text:style-name="T92">e time henceforth called “SECONDARY PING TRAVEL TIME”</text:span><text:span text:style-name="T89"> of a </text:span><text:span text:style-name="T91">SECONDARY </text:span><text:span text:style-name="T89">PING travelling from a PINGER TRANSPONDER to a PINGER SENDER change less than the accuracy required for </text:span><text:span text:style-name="T90">the calibration of a NODE CLOCK, as defined below. </text:span><text:span text:style-name="T91">Otherwise, that is if said PINGER TRANSPONDER does not emit said SECONDARY PING within said short period of time upon receiving said PRIMARY PING, said properties of said body of water shall be measured in sufficient detail such that </text:span><text:span text:style-name="T92">at least one out of PRIMARY PING TRAVEL TIME and SECONDARY PING TRAVEL TIME can be corrected </text:span><text:span text:style-name="T94">as if said PRIMARY PING and said SECONDARY PING have indeed been emitted within said short period of time. </text:span><text:span text:style-name="T95">In fact, PRIMARY PING TRAVEL TIME and SECONDARY PING TRAVEL TIME could also be corrected as if both have been emitted within any other short period of time. </text:span><text:soft-page-break/><text:span text:style-name="T95">Obviously, correcting any PING TRAVEL TIME in this way requires another device capable of measuring said properties of said body of water: such properties are at least one out of pressure, temperature, conductivity, or salinity instead of conductivity. Suitable devices are for example but without limitation a CTD device, as a person skilled in the arts will know; and such devices are </text:span><text:span text:style-name="T96">(a)</text:span><text:span text:style-name="T95"> </text:span><text:span text:style-name="T96">passively lowered and raised between surface and bottom of said body of water or (b) </text:span><text:span text:style-name="T95">mounted on an underwater vehicle </text:span><text:span text:style-name="T96">actively </text:span><text:span text:style-name="T95">moving between surface and bottom of said body of water or </text:span><text:span text:style-name="T96">(c) similar, as a person skilled in the arts of oceanography will understand.</text:span></text:p>
      <text:h text:style-name="Heading_20_2" text:outline-level="2">Registering</text:h>
      <text:p text:style-name="P3">“R<text:span text:style-name="T59">EGISTERING</text:span>” a signal shall henceforth mean <text:span text:style-name="T56">one of the following </text:span><text:span text:style-name="T65">two options</text:span><text:span text:style-name="T56">: (1) </text:span><text:span text:style-name="T55">a combination of (a) at least one sensor receiving</text:span> at least part of said signal and <text:span text:style-name="T55">(b) at least one clock providing</text:span> a time <text:span text:style-name="T65">at which or </text:span>over which, <text:span text:style-name="T65">as the case may be,</text:span> said at least part of said signal is received<text:span text:style-name="T56">; (2) </text:span><text:span text:style-name="T55">a combination of </text:span><text:span text:style-name="T56">(a) </text:span><text:span text:style-name="T55">at least one sensor receiving</text:span> at least part of said signal, <text:span text:style-name="T55">(b) at least one </text:span><text:span text:style-name="T60">computing device</text:span><text:span text:style-name="T55"> </text:span><text:span text:style-name="T56">processing said at least part of said signal “</text:span><text:span text:style-name="T55">on the fly” </text:span><text:span text:style-name="T61">to provide partial or derivative information, as defined below, about said at least part of said signal</text:span><text:span text:style-name="T55">, and</text:span><text:span text:style-name="T56"> (</text:span><text:span text:style-name="T55">c</text:span><text:span text:style-name="T56">)</text:span><text:span text:style-name="T55"> </text:span><text:span text:style-name="T57">at least one </text:span><text:span text:style-name="T55">clock providing</text:span> a time over which <text:span text:style-name="T61">or at which, as the case may be,</text:span> said <text:span text:style-name="T65">partial or </text:span><text:span text:style-name="T61">derivative information about said </text:span>at least part of said signal <text:span text:style-name="T61">occurs</text:span>. <text:span text:style-name="T61">Here, said at least one computing device shall be </text:span><text:span text:style-name="T57">capable of determining (a) any </text:span><text:span text:style-name="T61">partial </text:span><text:span text:style-name="T57">information about said at least part of said signal as for example but without limitation a start, an end, a maximum, a minimum, a zero-crossing, any other amplitude or any other characteristic feature or (b) any derivative information of said at least part of said signal as for example but without limitation its frequency content, energy loss </text:span><text:span text:style-name="T62">or any other characteristic feature. </text:span></text:p>
      <text:p text:style-name="P6">REGISTERING shall <text:span text:style-name="T62">henceforth </text:span>include recording said <text:span text:style-name="T53">at least part of said </text:span>signal, <text:span text:style-name="T62">partial </text:span>information about said signal, <text:span text:style-name="T62">or </text:span><text:span text:style-name="T54">derivative information about said signal, </text:span><text:span text:style-name="T62">as the case may be. </text:span><text:span text:style-name="T93">Said recording can occur within a PINGER, PINGER TRANSPONDER</text:span></text:p>
      <text:h text:style-name="P11" text:outline-level="2">Conventional Node</text:h>
      <text:p text:style-name="P5">A “<text:span text:style-name="T46">CONVENTIONAL </text:span>NODE” shall henceforth be a device <text:span text:style-name="T47">comprising (a) at least one sensor</text:span> <text:span text:style-name="T47">receiving said at least one GEOPHYSICAL SIGNAL,</text:span><text:span text:style-name="T48"> (</text:span><text:span text:style-name="T49">b</text:span><text:span text:style-name="T48">) at least one clock </text:span><text:span text:style-name="T52">from which the arrival time or arrival times of said GEOPHYSICAL SIGNAL is read</text:span><text:span text:style-name="T48">, </text:span><text:span text:style-name="T52">(c) at least one processor REGISTERING said GEOPHYSICAL SIGNAL, </text:span><text:span text:style-name="T49">and </text:span><text:span text:style-name="T50">(</text:span><text:span text:style-name="T52">d</text:span><text:span text:style-name="T50">) a</text:span><text:span text:style-name="T51">t least one</text:span><text:span text:style-name="T50"> record</text:span><text:span text:style-name="T51">er.</text:span></text:p>
      <text:p text:style-name="P3">Such a CONVENTIONAL NODE is well known simply as node <text:span text:style-name="T52">or seabed node </text:span>to a person skilled in the arts.</text:p>
      <text:h text:style-name="P12" text:outline-level="2">Node</text:h>
      <text:p text:style-name="P4">A “NODE” shall henceforth be a device <text:span text:style-name="T47">comprising (a) at least one sensor</text:span> <text:span text:style-name="T47">receiving said at least one GEOPHYSICAL SIGNAL, (b) at least one sensor receiving said at least one PING SIGNAL, </text:span><text:span text:style-name="T48"><text:s/>(c) at least one clock, </text:span><text:span text:style-name="T49">and </text:span><text:span text:style-name="T50">(</text:span><text:span text:style-name="T49">d</text:span><text:span text:style-name="T50">) a</text:span><text:span text:style-name="T51">t least one</text:span><text:span text:style-name="T50"> record</text:span><text:span text:style-name="T51">er</text:span><text:span text:style-name="T47">. </text:span><text:span text:style-name="T63">Note, </text:span><text:span text:style-name="T64">one</text:span><text:span text:style-name="T63"> function of a NODE is that of a CONVENTIONAL NODE, with at least that of a PINGER RECEIVER or, in some embodiments, that of a PINGER </text:span><text:span text:style-name="T62">TRANSPONDER or that of a PINGER </text:span><text:span text:style-name="T63">added.</text:span><text:span text:style-name="T47"> </text:span></text:p>
      <text:h text:style-name="P8" text:outline-level="1">Claims</text:h>
      <text:h text:style-name="P13" text:outline-level="2">Method</text:h>
      <text:list xml:id="list2057100113" text:style-name="L1">
        <text:list-item>
          <text:p text:style-name="P14"><text:bookmark-start text:name="__RefNumPara__637_2833335170"/><text:span text:style-name="T1">What is claimed is a method of </text:span><text:span text:style-name="T26">correcting a </text:span><text:span text:style-name="T28">SIGNAL </text:span><text:span text:style-name="T26">ARRIVAL TIME of a SIGNAL, </text:span><text:span text:style-name="T29">which</text:span><text:span text:style-name="T27"> is received by a NODE </text:span><text:span text:style-name="T81">deployed in a body of water and </text:span><text:span text:style-name="T66">comprising</text:span><text:span text:style-name="T27"> a NODE CLOCK, </text:span><text:span text:style-name="T26">by a</text:span><text:span text:style-name="T1"> TIME DRIFT</text:span><text:span text:style-name="T25"> </text:span><text:span text:style-name="T27">of said NODE CLOCK </text:span><text:span text:style-name="T1">comprising the </text:span><text:span text:style-name="T26">following </text:span><text:span text:style-name="T1">steps:</text:span><text:bookmark-end text:name="__RefNumPara__637_2833335170"/></text:p>
        </text:list-item>
      </text:list>
      <text:list xml:id="list2457181858" text:style-name="L2">
        <text:list-item>
          <text:list>
            <text:list-item>
              <text:p text:style-name="P16">at least one NODE receiving at least one SIGNAL;</text:p>
            </text:list-item>
            <text:list-item>
              <text:p text:style-name="P17"><text:soft-page-break/>said at least one NODE <text:span text:style-name="T25">reading at least one </text:span><text:span text:style-name="T28">SIGNAL </text:span>ARRIVAL TIME of said at least one SIGNAL <text:span text:style-name="T25">from at least one</text:span> <text:span text:style-name="T25">NODE CLOCK;</text:span></text:p>
            </text:list-item>
            <text:list-item>
              <text:p text:style-name="P20"><text:bookmark-start text:name="__RefNumPara__2491_3779405879"/>at least one PINGER<text:span text:style-name="T2"> </text:span>emitting at least one <text:span text:style-name="T3">PRIMARY </text:span>PING;<text:bookmark-end text:name="__RefNumPara__2491_3779405879"/></text:p>
            </text:list-item>
            <text:list-item>
              <text:p text:style-name="P21"><text:span text:style-name="T23">said </text:span><text:span text:style-name="T3">at least one PINGER</text:span><text:span text:style-name="T21"> </text:span>re<text:span text:style-name="T26">ading</text:span> at least one <text:span text:style-name="T28">PRIMARY </text:span><text:span text:style-name="T4">EMISSION TIME of said at least one </text:span><text:span text:style-name="T3">PRIMARY </text:span><text:span text:style-name="T5">PING </text:span><text:span text:style-name="T26">from at least one PINGER TIMER;</text:span></text:p>
            </text:list-item>
            <text:list-item>
              <text:p text:style-name="P21">at least one <text:span text:style-name="T28">NODE</text:span> receiving said at least one <text:span text:style-name="T3">PRIMARY</text:span> PIN<text:span text:style-name="T23">G;</text:span></text:p>
            </text:list-item>
            <text:list-item>
              <text:p text:style-name="P22">said at least one NODE reading at least one PRIMARY ARRIVAL TIME of said at least one PRIMARY PING from said at least one NODE CLOCK;</text:p>
            </text:list-item>
            <text:list-item>
              <text:p text:style-name="P23"><text:span text:style-name="T23">said </text:span>at least one <text:span text:style-name="T28">NODE</text:span><text:span text:style-name="T22"> </text:span>emitting at least one SECONDARY PING;</text:p>
            </text:list-item>
            <text:list-item>
              <text:p text:style-name="P24"><text:span text:style-name="T23">said </text:span>at least one <text:span text:style-name="T28">PINGER</text:span><text:span text:style-name="T22"> </text:span>receiving said at least one SECONDARY PING;</text:p>
            </text:list-item>
            <text:list-item>
              <text:p text:style-name="P24"><text:span text:style-name="T26">said </text:span>at least one PINGER re<text:span text:style-name="T26">ading</text:span> at least one <text:span text:style-name="T29">SECONDARY</text:span><text:span text:style-name="T28"> </text:span>ARRIVAL TIME of said at least one SECONDARY PING <text:span text:style-name="T29">from at leat least one PINGER TIMER;</text:span></text:p>
            </text:list-item>
            <text:list-item>
              <text:p text:style-name="P25"><text:bookmark-start text:name="__RefNumPara__772_1992827608"/>determining at least o<text:span text:style-name="T6">ne </text:span><text:span text:style-name="T28">PING</text:span><text:span text:style-name="T6"> </text:span><text:span text:style-name="T7">TRAVEL TIME</text:span><text:span text:style-name="T26"> </text:span><text:span text:style-name="T6">based at least in part on </text:span><text:span text:style-name="T40">said at least one PR</text:span><text:span text:style-name="T29">IMARY</text:span><text:span text:style-name="T28"> </text:span><text:span text:style-name="T6">EMISSION TIME </text:span><text:span text:style-name="T40">and </text:span><text:span text:style-name="T6">said at least one </text:span><text:span text:style-name="T29">SECONDARY</text:span><text:span text:style-name="T28"> </text:span><text:span text:style-name="T6">ARRIVAL TIME</text:span><text:span text:style-name="T23">;</text:span><text:bookmark-end text:name="__RefNumPara__772_1992827608"/></text:p>
            </text:list-item>
            <text:list-item>
              <text:p text:style-name="P18"><text:bookmark-start text:name="__RefNumPara__2493_3779405879"/><text:span text:style-name="T24">determining at least one TIME DRIFT </text:span><text:span text:style-name="T26">of said at least one NODE CLOCK </text:span><text:span text:style-name="T24">based at least in part on </text:span><text:span text:style-name="T35">at least one set </text:span><text:span text:style-name="T39">of action</text:span><text:span text:style-name="T35"> out of </text:span><text:bookmark-end text:name="__RefNumPara__2493_3779405879"/></text:p>
              <text:list>
                <text:list-item>
                  <text:p text:style-name="P18"><text:span text:style-name="T36">a </text:span><text:span text:style-name="T35">set </text:span><text:span text:style-name="T39">of action </text:span><text:span text:style-name="T35">comprising</text:span></text:p>
                  <text:list>
                    <text:list-item>
                      <text:p text:style-name="P26">said at least one <text:span text:style-name="T28">P</text:span><text:span text:style-name="T29">RIMARY</text:span><text:span text:style-name="T28"> </text:span>EMISSION TIME,</text:p>
                    </text:list-item>
                    <text:list-item>
                      <text:p text:style-name="P26">said at least one <text:span text:style-name="T28">PING </text:span>TRAVEL TIME, and</text:p>
                    </text:list-item>
                    <text:list-item>
                      <text:p text:style-name="P27">said at least one <text:span text:style-name="T28">P</text:span><text:span text:style-name="T29">RIMARY</text:span><text:span text:style-name="T28"> </text:span>ARRIVAL TIME</text:p>
                    </text:list-item>
                  </text:list>
                </text:list-item>
              </text:list>
              <text:p text:style-name="P28">and</text:p>
              <text:list text:continue-numbering="true">
                <text:list-item>
                  <text:p text:style-name="P27"><text:span text:style-name="T36">and </text:span><text:span text:style-name="T35">a set </text:span><text:span text:style-name="T39">of action </text:span><text:span text:style-name="T35">comprising</text:span></text:p>
                  <text:list>
                    <text:list-item>
                      <text:p text:style-name="P29">said at least one SECONDARY EMISSION TIME,</text:p>
                    </text:list-item>
                    <text:list-item>
                      <text:p text:style-name="P29">said at least one PING TRAVEL TIME, and</text:p>
                    </text:list-item>
                    <text:list-item>
                      <text:p text:style-name="P29">said at least one SECONDARY ARRIVAL TIME;</text:p>
                    </text:list-item>
                  </text:list>
                </text:list-item>
              </text:list>
            </text:list-item>
            <text:list-item>
              <text:p text:style-name="P19"><text:s/>correcting <text:span text:style-name="T24">said at least one </text:span><text:span text:style-name="T29">SIGNAL </text:span><text:span text:style-name="T24">ARRIVAL TIME </text:span><text:span text:style-name="T29">by said at least one TIME DRIFT.</text:span></text:p>
            </text:list-item>
          </text:list>
        </text:list-item>
        <text:list-item>
          <text:p text:style-name="P53">The method of claim <text:bookmark-ref text:reference-format="number" text:ref-name="__RefNumPara__637_2833335170">1.</text:bookmark-ref><text:s/>wherein said at least one NODE emits said at least one SECONDARY PING SIGNAL <text:span text:style-name="T83">within a short period of time</text:span> <text:span text:style-name="T23">upon receiving said at least one PRIMARY PING.</text:span></text:p>
        </text:list-item>
        <text:list-item>
          <text:p text:style-name="P54">The method of claim <text:bookmark-ref text:reference-format="number" text:ref-name="__RefNumPara__637_2833335170">1.</text:bookmark-ref><text:s/>wherein said at least one NODE emits said at least one SECONDARY PING SIGNAL within a short period of time after<text:span text:style-name="T23"> receiving </text:span><text:span text:style-name="T78">one </text:span><text:span text:style-name="T80">PRIMARY PING</text:span><text:span text:style-name="T78"> out of</text:span><text:span text:style-name="T23"> said at least one PRIMARY PING</text:span><text:span text:style-name="T82">.</text:span></text:p>
        </text:list-item>
        <text:list-item>
          <text:p text:style-name="P55">The method of claim <text:bookmark-ref text:reference-format="number" text:ref-name="__RefNumPara__637_2833335170">1.</text:bookmark-ref><text:s/>wherein <text:span text:style-name="T97">at least one out of </text:span>said at least one <text:span text:style-name="T97">PRIMARY PING SIGNAL and said at least one </text:span>SECONDARY PING SIGNAL <text:span text:style-name="T97">is corrected for changes in at least one property of said body of water such as if </text:span></text:p>
          <text:list>
            <text:list-item>
              <text:p text:style-name="P55"><text:span text:style-name="T98">at least one out of </text:span>said at least one <text:span text:style-name="T97">PRIMARY PING SIGNAL </text:span><text:span text:style-name="T98">has been emitted</text:span></text:p>
            </text:list-item>
          </text:list>
          <text:p text:style-name="P55"><text:span text:style-name="T98">and</text:span><text:span text:style-name="T97"> </text:span></text:p>
          <text:list text:continue-numbering="true">
            <text:list-item>
              <text:p text:style-name="P56"><text:span text:style-name="T97">at least one out of said at least one </text:span>SECONDARY PING SIGNAL <text:span text:style-name="T97">has been emitted </text:span><text:span text:style-name="T99">within a short period of time </text:span><text:span text:style-name="T97">upon receiving </text:span><text:span text:style-name="T98">said at least one out of said at least one PRIMARY PING SIGNAL.</text:span></text:p>
            </text:list-item>
          </text:list>
          <text:p text:style-name="P62"><text:soft-page-break/></text:p>
        </text:list-item>
        <text:list-item>
          <text:p text:style-name="P30"><text:bookmark-start text:name="__RefNumPara__2354_3779405879"/>The method of claim <text:bookmark-ref text:reference-format="number" text:ref-name="__RefNumPara__637_2833335170">1.</text:bookmark-ref><text:s/>wherein <text:bookmark-end text:name="__RefNumPara__2354_3779405879"/></text:p>
          <text:list>
            <text:list-item>
              <text:p text:style-name="P31">said at least one PING SIGNAL are at least two PING SIGNALS,</text:p>
            </text:list-item>
            <text:list-item>
              <text:p text:style-name="P30"><text:span text:style-name="T67">steps </text:span><text:span text:style-name="T67"><text:bookmark-ref text:reference-format="number" text:ref-name="__RefNumPara__2491_3779405879">1.3.</text:bookmark-ref></text:span><text:span text:style-name="T67"><text:s/>through </text:span><text:span text:style-name="T67"><text:bookmark-ref text:reference-format="number" text:ref-name="__RefNumPara__2493_3779405879">1.11.</text:bookmark-ref></text:span><text:span text:style-name="T67"><text:s/>are performed for </text:span><text:span text:style-name="T72">each one of </text:span><text:span text:style-name="T69">said </text:span><text:span text:style-name="T67">at least two PING SIGNALS </text:span><text:span text:style-name="T72">such as </text:span><text:span text:style-name="T71">to determine</text:span><text:span text:style-name="T70"> at least </text:span><text:span text:style-name="T72">one </text:span><text:span text:style-name="T70">TIME DRIFT </text:span><text:span text:style-name="T72">for each</text:span><text:span text:style-name="T70"> </text:span><text:span text:style-name="T72">one of said at least two PING SIGNALS,</text:span></text:p>
            </text:list-item>
            <text:list-item>
              <text:p text:style-name="P32">said <text:span text:style-name="T70">at least </text:span><text:span text:style-name="T72">one </text:span><text:span text:style-name="T70">TIME DRIFT </text:span><text:span text:style-name="T72">for each</text:span><text:span text:style-name="T70"> </text:span><text:span text:style-name="T72">one of said at least two PING SIGNALS</text:span> are interpolated or extrapolated, as the case may be, to determine a<text:span text:style-name="T72">t least one</text:span> ESTIMATED TIME DRIFT <text:span text:style-name="T71">for said at least one </text:span>SIGNAL ARRIVAL TIME,</text:p>
            </text:list-item>
          </text:list>
          <text:p text:style-name="P33">and</text:p>
          <text:list text:continue-numbering="true">
            <text:list-item>
              <text:p text:style-name="P33"><text:span text:style-name="T71">said at </text:span>least one SIGNAL ARRIVAL TIME <text:span text:style-name="T68">is corrected</text:span> by <text:span text:style-name="T74">one of </text:span><text:span text:style-name="T71">said</text:span><text:span text:style-name="T69"> </text:span><text:span text:style-name="T73">at least one </text:span><text:span text:style-name="T68">ESTIMATED</text:span> TIME DRIFT.</text:p>
            </text:list-item>
          </text:list>
        </text:list-item>
        <text:list-item>
          <text:p text:style-name="P34">The method of claim <text:bookmark-ref text:reference-format="number" text:ref-name="__RefNumPara__2354_3779405879">5.</text:bookmark-ref><text:s/>wherein one ESTIMATED TIME DRIFT is determined for each one ESTIMATED TIME DRIFT.</text:p>
        </text:list-item>
        <text:list-item>
          <text:p text:style-name="P35">The method of claim <text:bookmark-ref text:reference-format="number" text:ref-name="__RefNumPara__637_2833335170">1.</text:bookmark-ref><text:s/>wherein<text:span text:style-name="T14"> </text:span><text:span text:style-name="T29">said </text:span><text:span text:style-name="T14">at least one PINGER </text:span><text:span text:style-name="T29">TIMER is a time signal broadcast by a satellite.</text:span></text:p>
        </text:list-item>
        <text:list-item>
          <text:p text:style-name="P35">The method of claim <text:bookmark-ref text:reference-format="number" text:ref-name="__RefNumPara__637_2833335170">1.</text:bookmark-ref><text:s/>wherein<text:span text:style-name="T14"> </text:span><text:span text:style-name="T29">said </text:span><text:span text:style-name="T14">at least one PINGER </text:span><text:span text:style-name="T29">TIMER is a time signal broadcast by a clock </text:span><text:span text:style-name="T34">not attached to said PINGER.</text:span></text:p>
        </text:list-item>
        <text:list-item>
          <text:p text:style-name="P36"><text:bookmark-start text:name="__RefNumPara__2020_2447669356"/>The method of claim <text:bookmark-ref text:reference-format="number" text:ref-name="__RefNumPara__637_2833335170">1.</text:bookmark-ref><text:s/>wherein<text:span text:style-name="T14"> </text:span><text:span text:style-name="T29">said </text:span><text:span text:style-name="T14">at least one PINGER </text:span><text:span text:style-name="T29">TIMER is a time signal </text:span><text:span text:style-name="T30">provided by a PINGER CLOCK attached to said PINGE</text:span><text:span text:style-name="T33">R</text:span><text:span text:style-name="T29">.</text:span><text:bookmark-end text:name="__RefNumPara__2020_2447669356"/></text:p>
        </text:list-item>
        <text:list-item>
          <text:p text:style-name="P37">The method of claim <text:bookmark-ref text:reference-format="number" text:ref-name="__RefNumPara__2020_2447669356">9.</text:bookmark-ref><text:s/>wherein said PINGER <text:span text:style-name="T14">CLOCK</text:span><text:span text:style-name="T13"> </text:span><text:span text:style-name="T31">is calibrated at least on</text:span><text:span text:style-name="T11">ce</text:span><text:span text:style-name="T31"> before emitting said at least one PRIMARY PING SIGNAL.</text:span></text:p>
        </text:list-item>
        <text:list-item>
          <text:p text:style-name="P37">The method of claim <text:bookmark-ref text:reference-format="number" text:ref-name="__RefNumPara__2020_2447669356">9.</text:bookmark-ref><text:s/>wherein said PINGER <text:span text:style-name="T14">CLOCK</text:span><text:span text:style-name="T13"> </text:span><text:span text:style-name="T31">is calibrated at least on</text:span><text:span text:style-name="T11">ce </text:span>after receiving<text:span text:style-name="T31"> said at least one </text:span>SECONDARY<text:span text:style-name="T31"> PING SIGNAL.</text:span></text:p>
        </text:list-item>
        <text:list-item>
          <text:p text:style-name="P38"><text:bookmark-start text:name="__RefNumPara__2023_2447669356"/>The method of claim <text:bookmark-ref text:reference-format="number" text:ref-name="__RefNumPara__2020_2447669356">9.</text:bookmark-ref><text:s/>wherein <text:span text:style-name="T15">said at least one PINGER </text:span>is mounted on at least one underwater vehicle.<text:bookmark-end text:name="__RefNumPara__2023_2447669356"/></text:p>
        </text:list-item>
        <text:list-item>
          <text:p text:style-name="P39"><text:bookmark-start text:name="__RefNumPara__180_2195824374"/>The method of claim <text:bookmark-ref text:reference-format="number" text:ref-name="__RefNumPara__2023_2447669356">12.</text:bookmark-ref><text:s/>wherein said at least one underwater vehicle is an autonomous underwater vehicle.<text:bookmark-end text:name="__RefNumPara__180_2195824374"/></text:p>
        </text:list-item>
        <text:list-item>
          <text:p text:style-name="P40"><text:bookmark-start text:name="__RefNumPara__180_21958243741"/>The method of claim <text:bookmark-ref text:reference-format="number" text:ref-name="__RefNumPara__2023_2447669356">12.</text:bookmark-ref><text:s text:c="2"/>wherein said at least one underwater vehicle is a remotely operated underwater vehicle.<text:bookmark-end text:name="__RefNumPara__180_21958243741"/></text:p>
        </text:list-item>
        <text:list-item>
          <text:p text:style-name="P15"><text:bookmark-start text:name="__RefNumPara__713_2833335170"/><text:span text:style-name="T8">The method of claim </text:span><text:span text:style-name="T9"><text:bookmark-ref text:reference-format="number" text:ref-name="__RefNumPara__637_2833335170">1.</text:bookmark-ref></text:span><text:span text:style-name="T8"><text:s/>wherein said at least one NODE receives </text:span><text:span text:style-name="T32">both </text:span><text:span text:style-name="T8">said at least one SIGNAL </text:span><text:span text:style-name="T32">and said at least one PRIMARY PING </text:span><text:span text:style-name="T8">by means of at least one HYDROPHONE.</text:span><text:bookmark-end text:name="__RefNumPara__713_2833335170"/></text:p>
        </text:list-item>
        <text:list-item>
          <text:p text:style-name="P41">The method of claim <text:bookmark-ref text:reference-format="number" text:ref-name="__RefNumPara__713_2833335170">15.</text:bookmark-ref><text:s/>wherein said at least one <text:span text:style-name="T12">PRIMARY </text:span>PING and said at least one SIGNAL are separated by means of frequency filtering.</text:p>
        </text:list-item>
        <text:list-item>
          <text:p text:style-name="P42"><text:bookmark-start text:name="__RefNumPara__715_2833335170"/>The method of claim <text:bookmark-ref text:reference-format="number" text:ref-name="__RefNumPara__637_2833335170">1.</text:bookmark-ref><text:s/>wherein said at least one NODE receives <text:span text:style-name="T32">both </text:span>said at least one SIGNAL <text:span text:style-name="T32">and said at least one PRIMARY PING</text:span> by means of at least one <text:span text:style-name="T9">GEOPHONE.</text:span><text:bookmark-end text:name="__RefNumPara__715_2833335170"/></text:p>
        </text:list-item>
        <text:list-item>
          <text:p text:style-name="P15"><text:span text:style-name="T5">The method of claim </text:span><text:span text:style-name="T5"><text:bookmark-ref text:reference-format="number" text:ref-name="__RefNumPara__715_2833335170">17.</text:bookmark-ref></text:span><text:span text:style-name="T5"><text:s/>wherein said at least one </text:span><text:span text:style-name="T12">PRIMARY </text:span><text:span text:style-name="T5">PING and said at least one SIGNAL are separated by frequency filtering.</text:span></text:p>
        </text:list-item>
      </text:list>
      <text:h text:style-name="P13" text:outline-level="2">System</text:h>
      <text:list xml:id="list983525359" text:style-name="Numbering_20_123">
        <text:list-item>
          <text:p text:style-name="P43"><text:bookmark-start text:name="__RefNumPara__637_28333351701"/><text:span text:style-name="T1">What is claimed is a </text:span><text:span text:style-name="T33">system</text:span><text:span text:style-name="T1"> of </text:span><text:span text:style-name="T26">correcting a </text:span><text:span text:style-name="T28">SIGNAL </text:span><text:span text:style-name="T26">ARRIVAL TIME of a SIGNAL, </text:span><text:span text:style-name="T29">which</text:span><text:span text:style-name="T27"> is received by a NODE </text:span><text:span text:style-name="T66">comprising</text:span><text:span text:style-name="T27"> a NODE CLOCK, </text:span><text:span text:style-name="T26">by a</text:span><text:span text:style-name="T1"> TIME DRIFT</text:span><text:span text:style-name="T25"> </text:span><text:span text:style-name="T27">of said NODE CLOCK </text:span><text:span text:style-name="T1">comprising the </text:span><text:span text:style-name="T26">following </text:span><text:span text:style-name="T33">devices</text:span><text:span text:style-name="T1">:</text:span><text:bookmark-end text:name="__RefNumPara__637_28333351701"/></text:p>
          <text:list>
            <text:list-item>
              <text:p text:style-name="P44"><text:soft-page-break/>at least one PINGER comprising</text:p>
              <text:list>
                <text:list-item>
                  <text:p text:style-name="P46">at least one <text:span text:style-name="T17">device </text:span><text:span text:style-name="T18">providing time </text:span><text:span text:style-name="T16">(“</text:span><text:span text:style-name="T19">PINGER </text:span><text:span text:style-name="T18">TIMER</text:span><text:span text:style-name="T16">”),</text:span></text:p>
                </text:list-item>
                <text:list-item>
                  <text:p text:style-name="P47">at least one <text:span text:style-name="T17">device</text:span> capable of emitting at least one PRIMARY PING <text:span text:style-name="T16">(“</text:span><text:span text:style-name="T20">PRIMARY </text:span><text:span text:style-name="T19">PINGER </text:span><text:span text:style-name="T16">SOURCE”) </text:span><text:span text:style-name="T38">and reading at least one PRIMARY EMISSION TIME from said at least one PINGER TIMER,</text:span></text:p>
                </text:list-item>
              </text:list>
              <text:p text:style-name="P49">and</text:p>
              <text:list text:continue-numbering="true">
                <text:list-item>
                  <text:p text:style-name="P48">at least one <text:span text:style-name="T17">device</text:span> capable of receiving at least one SECONDARY PING <text:span text:style-name="T16">(“</text:span><text:span text:style-name="T20">PRIMARY </text:span><text:span text:style-name="T19">PINGER </text:span><text:span text:style-name="T16">RECEIVER”) </text:span><text:span text:style-name="T38">and reading at least one SECONDARY ARRIVAL TIME from said at least one PINGER TIMER;</text:span></text:p>
                </text:list-item>
              </text:list>
            </text:list-item>
          </text:list>
        </text:list-item>
      </text:list>
      <text:p text:style-name="P1"><text:tab/><text:span text:style-name="T38">and</text:span></text:p>
      <text:list xml:id="list144638441087620" text:continue-numbering="true" text:style-name="Numbering_20_123">
        <text:list-item>
          <text:list>
            <text:list-item>
              <text:p text:style-name="P50">at least one NODE comprising</text:p>
              <text:list>
                <text:list-item>
                  <text:p text:style-name="P49">at least one device providing time (“NODE CLOCK”),</text:p>
                </text:list-item>
                <text:list-item>
                  <text:p text:style-name="P50">at least one device capable of receiving said at least one PRIMARY PING (“<text:span text:style-name="T33">SECONDARY PINGER</text:span><text:span text:style-name="T20"> </text:span>RECEIVER”),</text:p>
                </text:list-item>
                <text:list-item>
                  <text:p text:style-name="P51">at least one device capable of emitting at least one SECONDARY PING (“<text:span text:style-name="T20">SECONDARY PINGER</text:span> SOURCE”), </text:p>
                </text:list-item>
              </text:list>
              <text:p text:style-name="P51">and</text:p>
              <text:list text:continue-numbering="true">
                <text:list-item>
                  <text:p text:style-name="P52">at least one <text:span text:style-name="T20">device</text:span> <text:span text:style-name="T20">(“</text:span>CONVENTIONAL NODE”<text:span text:style-name="T20">) capable of </text:span>receiving at least one SIGNAL<text:span text:style-name="T20"> </text:span><text:span text:style-name="T38">and reading at least one SIGNAL ARRIVAL TIME from said at least one NODE CLOCK.</text:span></text:p>
                </text:list-item>
              </text:list>
            </text:list-item>
          </text:list>
        </text:list-item>
        <text:list-item>
          <text:p text:style-name="P45"><text:bookmark-start text:name="__RefNumPara__1051_341526591"/>The system of claim <text:bookmark-ref text:reference-format="number" text:ref-name="__RefNumPara__637_28333351701">1.</text:bookmark-ref><text:s/>wherein <text:span text:style-name="T20">at least one device (“PRIMARY PINGER”) comprises both at least one PRIMARY PINGER SOURCE and at least one PRIMARY PINGER RECEIVER.</text:span><text:bookmark-end text:name="__RefNumPara__1051_341526591"/></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cm" fo:margin-bottom="0.101cm" style:contextual-spacing="fals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cm" fo:margin-bottom="0.101cm" style:contextual-spacing="false"/>
      <style:text-properties fo:font-size="14pt" fo:font-weight="bold" officeooo:rsid="001776e5" style:font-size-asian="15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margin-top="0cm" fo:margin-bottom="0.101cm" style:contextual-spacing="false" fo:text-align="center" style:justify-single-word="false"/>
      <style:text-properties fo:font-size="20pt" fo:font-weight="bold" officeooo:rsid="004120f9" style:font-size-asian="17.5pt" style:font-weight-asian="bold" style:font-size-complex="20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7T07:41:19.208000000</meta:creation-date>
    <dc:date>2022-02-26T14:46:37.791000000</dc:date>
    <meta:editing-duration>P1DT11H34M19S</meta:editing-duration>
    <meta:editing-cycles>21</meta:editing-cycles>
    <meta:generator>LibreOffice/7.2.5.2$Windows_X86_64 LibreOffice_project/499f9727c189e6ef3471021d6132d4c694f357e5</meta:generator>
    <meta:document-statistic meta:table-count="0" meta:image-count="0" meta:object-count="0" meta:page-count="5" meta:paragraph-count="84" meta:word-count="2260" meta:character-count="12552" meta:non-whitespace-character-count="10418"/>
  </office:meta>
</office:document-meta>
</file>